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9pt" fo:font-weight="bold" officeooo:rsid="0000a981" officeooo:paragraph-rsid="0000a981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officeooo:rsid="0000a981" officeooo:paragraph-rsid="0000a981" style:font-size-asian="9pt" style:font-size-complex="9pt"/>
    </style:style>
    <style:style style:name="P3" style:family="paragraph" style:parent-style-name="Header">
      <style:paragraph-properties fo:text-align="start" style:justify-single-word="false"/>
      <style:text-properties style:font-name="Arial" fo:font-size="9pt" officeooo:rsid="0000a981" officeooo:paragraph-rsid="0000a981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5" style:family="paragraph" style:parent-style-name="Standard">
      <style:paragraph-properties fo:margin-left="0.199cm" fo:margin-right="0.199cm" fo:text-indent="0cm" style:auto-text-indent="false"/>
    </style:style>
    <style:style style:name="P6" style:family="paragraph" style:parent-style-name="Standard">
      <style:paragraph-properties fo:margin-left="0.199cm" fo:margin-right="0.199cm" fo:text-indent="0cm" style:auto-text-indent="false"/>
      <style:text-properties officeooo:paragraph-rsid="0000a981"/>
    </style:style>
    <style:style style:name="P7" style:family="paragraph" style:parent-style-name="Standard">
      <style:paragraph-properties fo:margin-left="0.199cm" fo:margin-right="0.199cm" fo:text-indent="0cm" style:auto-text-indent="false"/>
      <style:text-properties style:font-name="Arial" fo:font-weight="bold" officeooo:rsid="0000a981" officeooo:paragraph-rsid="0000a981" style:font-weight-asian="bold" style:font-weight-complex="bold"/>
    </style:style>
    <style:style style:name="P8" style:family="paragraph" style:parent-style-name="Standard">
      <style:paragraph-properties fo:margin-left="0cm" fo:margin-right="0.199cm" fo:text-indent="0cm" style:auto-text-indent="false"/>
      <style:text-properties style:font-name="Arial" fo:font-size="10pt" fo:font-weight="bold" officeooo:rsid="0000a981" officeooo:paragraph-rsid="0000a981" style:font-size-asian="10pt" style:font-weight-asian="bold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1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5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6" style:family="paragraph">
      <style:text-properties style:font-name="Arial" fo:font-size="6pt" style:font-size-asian="6pt" style:font-size-complex="6pt"/>
    </style:style>
    <style:style style:name="P17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8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style:font-name="Arial" fo:font-weight="bold" officeooo:rsid="0000a981" style:font-weight-asian="bold" style:font-weight-complex="bold"/>
    </style:style>
    <style:style style:name="T2" style:family="text">
      <style:text-properties style:font-name="Arial" fo:font-size="10pt" fo:font-weight="bold" officeooo:rsid="0000a981" style:font-size-asian="10pt" style:font-weight-asian="bold" style:font-size-complex="10pt" style:font-weight-complex="bold"/>
    </style:style>
    <style:style style:name="T3" style:family="text">
      <style:text-properties style:font-name="Arial" fo:font-size="10pt" fo:font-weight="bold" officeooo:rsid="00044ee9" style:font-size-asian="10pt" style:font-weight-asian="bold" style:font-size-complex="10pt" style:font-weight-complex="bold"/>
    </style:style>
    <style:style style:name="T4" style:family="text">
      <style:text-properties officeooo:rsid="00044ee9"/>
    </style:style>
    <style:style style:name="T5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Arial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26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style-name="gr1"><draw:rect draw:style-name="gr2" draw:text-style-name="P9" svg:width="4.478cm" svg:height="1.235cm" svg:x="0.25cm" svg:y="3.383cm"><text:p/></draw:rect><draw:rect draw:style-name="gr2" draw:text-style-name="P9" svg:width="1.989cm" svg:height="1.241cm" svg:x="4.762cm" svg:y="3.383cm"><text:p/></draw:rect><draw:rect draw:style-name="gr2" draw:text-style-name="P9" svg:width="12.593cm" svg:height="1.23cm" svg:x="6.787cm" svg:y="3.385cm"><text:p/></draw:rect><draw:custom-shape draw:style-name="gr3" draw:text-style-name="P10" svg:width="8.937cm" svg:height="0.75cm" svg:x="0.25cm" svg:y="4.621cm"><text:p><text:span text:style-name="T5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786cm" svg:height="0.75cm" svg:x="9.186cm" svg:y="4.621cm"><text:p><text:span text:style-name="T5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1.158cm" svg:height="0.75cm" svg:x="12.971cm" svg:y="4.621cm"><text:p><text:span text:style-name="T5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1.493cm" svg:height="0.75cm" svg:x="14.128cm" svg:y="4.621cm"><text:p><text:span text:style-name="T5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756cm" svg:height="0.75cm" svg:x="15.621cm" svg:y="4.621cm"><text:p><text:span text:style-name="T5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0" svg:width="5.963cm" svg:height="0.75cm" svg:x="0.25cm" svg:y="5.371cm"><text:p><text:span text:style-name="T5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918cm" svg:height="0.75cm" svg:x="6.212cm" svg:y="5.371cm"><text:p><text:span text:style-name="T5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cm" svg:height="0.75cm" svg:x="10.13cm" svg:y="5.371cm"><text:p><text:span text:style-name="T5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5.248cm" svg:height="0.75cm" svg:x="14.128cm" svg:y="5.371cm"><text:p><text:span text:style-name="T5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0" svg:width="4.042cm" svg:height="0.75cm" svg:x="0.25cm" svg:y="6.12cm"><text:p><text:span text:style-name="T5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312cm" svg:height="0.75cm" svg:x="4.291cm" svg:y="6.12cm"><text:p><text:span text:style-name="T5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264cm" svg:height="0.75cm" svg:x="7.602cm" svg:y="6.12cm"><text:p><text:span text:style-name="T5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289cm" svg:height="0.75cm" svg:x="10.84cm" svg:y="6.12cm"><text:p><text:span text:style-name="T5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5.248cm" svg:height="0.75cm" svg:x="14.128cm" svg:y="6.12cm"><text:p><text:span text:style-name="T5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0" svg:width="14.812cm" svg:height="0.75cm" svg:x="0.25cm" svg:y="7.62cm"><text:p><text:span text:style-name="T5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315cm" svg:height="0.75cm" svg:x="15.065cm" svg:y="7.62cm"><text:p><text:span text:style-name="T5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12" svg:width="3.123cm" svg:height="0.385cm" svg:x="16.257cm" svg:y="2.949cm"><draw:text-box><text:p text:style-name="P11"><text:span text:style-name="T6">RECIBO DO SACADO</text:span></text:p></draw:text-box></draw:frame><draw:control draw:style-name="gr5" draw:text-style-name="P13" svg:width="8.699cm" svg:height="0.396cm" svg:x="0.411cm" svg:y="4.923cm" draw:control="control1"/><draw:control draw:style-name="gr5" draw:text-style-name="P14" svg:width="3.527cm" svg:height="0.396cm" svg:x="9.327cm" svg:y="4.923cm" draw:control="control2"/><draw:control draw:style-name="gr5" draw:text-style-name="P14" svg:width="0.929cm" svg:height="0.396cm" svg:x="13.119cm" svg:y="4.923cm" draw:control="control3"/><draw:control draw:style-name="gr5" draw:text-style-name="P15" svg:width="4.123cm" svg:height="0.953cm" svg:x="0.455cm" svg:y="3.538cm" draw:control="control4"/><draw:control draw:style-name="gr5" draw:text-style-name="P14" svg:width="1.274cm" svg:height="0.396cm" svg:x="14.269cm" svg:y="4.923cm" draw:control="control5"/><draw:control draw:style-name="gr5" draw:text-style-name="P14" svg:width="3.555cm" svg:height="0.401cm" svg:x="15.742cm" svg:y="4.923cm" draw:control="control6"/><draw:control draw:name="txtNumeroDocumento" draw:style-name="gr5" draw:text-style-name="P13" svg:width="5.696cm" svg:height="0.396cm" svg:x="0.411cm" svg:y="5.672cm" draw:control="control7"/><draw:control draw:name="txtNumeroDocumento" draw:style-name="gr5" draw:text-style-name="P13" svg:width="3.682cm" svg:height="0.396cm" svg:x="6.341cm" svg:y="5.672cm" draw:control="control8"/><draw:control draw:name="txtNumeroDocumento" draw:style-name="gr5" draw:text-style-name="P13" svg:width="3.793cm" svg:height="0.396cm" svg:x="10.258cm" svg:y="5.672cm" draw:control="control9"/><draw:control draw:name="txtNumeroDocumento" draw:style-name="gr5" draw:text-style-name="P13" svg:width="5.024cm" svg:height="0.396cm" svg:x="14.268cm" svg:y="5.672cm" draw:control="control10"/><draw:control draw:name="txtNumeroDocumento" draw:style-name="gr5" draw:text-style-name="P13" svg:width="3.795cm" svg:height="0.396cm" svg:x="0.411cm" svg:y="6.422cm" draw:control="control11"/><draw:control draw:name="txtNumeroDocumento" draw:style-name="gr5" draw:text-style-name="P13" svg:width="3.086cm" svg:height="0.396cm" svg:x="4.42cm" svg:y="6.422cm" draw:control="control12"/><draw:control draw:name="txtNumeroDocumento" draw:style-name="gr5" draw:text-style-name="P13" svg:width="3.049cm" svg:height="0.396cm" svg:x="7.701cm" svg:y="6.422cm" draw:control="control13"/><draw:control draw:name="txtNumeroDocumento" draw:style-name="gr5" draw:text-style-name="P13" svg:width="3.049cm" svg:height="0.396cm" svg:x="10.966cm" svg:y="6.422cm" draw:control="control14"/><draw:control draw:name="txtNumeroDocumento" draw:style-name="gr5" draw:text-style-name="P13" svg:width="5.061cm" svg:height="0.396cm" svg:x="14.231cm" svg:y="6.422cm" draw:control="control15"/><draw:control draw:name="txtNumeroDocumento" draw:style-name="gr5" draw:text-style-name="P13" svg:width="14.537cm" svg:height="0.396cm" svg:x="0.411cm" svg:y="7.921cm" draw:control="control16"/><draw:line draw:style-name="gr6" draw:text-style-name="P9" svg:x1="0.252cm" svg:y1="8.904cm" svg:x2="19.38cm" svg:y2="8.904cm"><text:p/></draw:line><draw:custom-shape draw:style-name="gr3" draw:text-style-name="P10" svg:width="19.128cm" svg:height="2.066cm" svg:x="0.252cm" svg:y="17.335cm"><text:p><text:span text:style-name="T5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6" svg:width="2.015cm" svg:height="0.248cm" svg:x="17.383cm" svg:y="8.638cm"><draw:text-box><text:p><text:span text:style-name="T7">Corte na linha abaixo</text:span></text:p></draw:text-box></draw:frame><draw:custom-shape draw:style-name="gr3" draw:text-style-name="P10" svg:width="14.579cm" svg:height="0.75cm" svg:x="0.25cm" svg:y="10.592cm"><text:p><text:span text:style-name="T5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0.592cm"><text:p><text:span text:style-name="T5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14.579cm" svg:height="0.75cm" svg:x="0.25cm" svg:y="11.342cm"><text:p><text:span text:style-name="T5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1.342cm"><text:p><text:span text:style-name="T5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2.091cm"><text:p><text:span text:style-name="T5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2.841cm"><text:p><text:span text:style-name="T5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3.591cm"><text:p><text:span text:style-name="T5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4.34cm"><text:p><text:span text:style-name="T5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5.09cm"><text:p><text:span text:style-name="T5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5.84cm"><text:p><text:span text:style-name="T5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552cm" svg:height="0.75cm" svg:x="14.829cm" svg:y="16.589cm"><text:p><text:span text:style-name="T5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534cm" svg:height="0.75cm" svg:x="0.25cm" svg:y="12.091cm"><text:p><text:span text:style-name="T5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952cm" svg:height="0.75cm" svg:x="2.783cm" svg:y="12.091cm"><text:p><text:span text:style-name="T5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998cm" svg:height="0.75cm" svg:x="5.734cm" svg:y="12.091cm"><text:p><text:span text:style-name="T5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095cm" svg:height="0.75cm" svg:x="8.731cm" svg:y="12.091cm"><text:p><text:span text:style-name="T5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005cm" svg:height="0.75cm" svg:x="10.825cm" svg:y="12.091cm"><text:p><text:span text:style-name="T5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534cm" svg:height="0.75cm" svg:x="0.25cm" svg:y="12.841cm"><text:p><text:span text:style-name="T5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1.916cm" svg:height="0.75cm" svg:x="2.783cm" svg:y="12.841cm"><text:p><text:span text:style-name="T5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2.565cm" svg:height="0.75cm" svg:x="4.699cm" svg:y="12.841cm"><text:p><text:span text:style-name="T5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3.562cm" svg:height="0.75cm" svg:x="7.263cm" svg:y="12.841cm"><text:p><text:span text:style-name="T5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4.005cm" svg:height="0.75cm" svg:x="10.825cm" svg:y="12.841cm"><text:p><text:span text:style-name="T5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" svg:width="14.579cm" svg:height="3.749cm" svg:x="0.25cm" svg:y="13.591cm"><text:p><text:span text:style-name="T5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12" svg:width="3.915cm" svg:height="0.327cm" svg:x="15.465cm" svg:y="19.565cm"><draw:text-box><text:p text:style-name="P11"><text:span text:style-name="T6">FICHA DE COMPENSAÇÃO</text:span></text:p></draw:text-box></draw:frame><draw:frame draw:style-name="gr9" draw:text-style-name="P16" svg:width="2.357cm" svg:height="0.332cm" svg:x="12.486cm" svg:y="19.593cm"><draw:text-box><text:p><text:span text:style-name="T7">Autenticação Mecânica</text:span></text:p></draw:text-box></draw:frame><draw:control draw:style-name="gr5" draw:text-style-name="P17" svg:width="1.851cm" svg:height="0.952cm" svg:x="4.834cm" svg:y="3.535cm" draw:control="control17"/><draw:control draw:style-name="gr5" draw:text-style-name="P18" svg:width="12.286cm" svg:height="0.953cm" svg:x="6.939cm" svg:y="3.538cm" draw:control="control18"/><draw:rect draw:style-name="gr2" draw:text-style-name="P9" svg:width="4.478cm" svg:height="1.235cm" svg:x="0.25cm" svg:y="9.352cm"><text:p/></draw:rect><draw:rect draw:style-name="gr2" draw:text-style-name="P9" svg:width="1.989cm" svg:height="1.241cm" svg:x="4.762cm" svg:y="9.352cm"><text:p/></draw:rect><draw:rect draw:style-name="gr2" draw:text-style-name="P9" svg:width="12.593cm" svg:height="1.23cm" svg:x="6.787cm" svg:y="9.354cm"><text:p/></draw:rect><draw:control draw:style-name="gr5" draw:text-style-name="P15" svg:width="4.123cm" svg:height="0.953cm" svg:x="0.455cm" svg:y="9.507cm" draw:control="control19"/><draw:control draw:style-name="gr5" draw:text-style-name="P17" svg:width="1.851cm" svg:height="0.952cm" svg:x="4.834cm" svg:y="9.509cm" draw:control="control20"/><draw:control draw:style-name="gr5" draw:text-style-name="P18" svg:width="12.286cm" svg:height="0.953cm" svg:x="6.939cm" svg:y="9.507cm" draw:control="control21"/><draw:control draw:style-name="gr5" draw:text-style-name="P13" svg:width="14.311cm" svg:height="0.396cm" svg:x="0.411cm" svg:y="10.901cm" draw:control="control22"/><draw:control draw:style-name="gr5" draw:text-style-name="P13" svg:width="14.311cm" svg:height="0.396cm" svg:x="0.411cm" svg:y="11.643cm" draw:control="control23"/><draw:control draw:style-name="gr5" draw:text-style-name="P13" svg:width="4.313cm" svg:height="0.396cm" svg:x="14.94cm" svg:y="10.901cm" draw:control="control24"/><draw:control draw:style-name="gr5" draw:text-style-name="P13" svg:width="4.313cm" svg:height="0.396cm" svg:x="14.94cm" svg:y="11.643cm" draw:control="control25"/><draw:control draw:style-name="gr5" draw:text-style-name="P13" svg:width="4.315cm" svg:height="0.396cm" svg:x="14.957cm" svg:y="13.146cm" draw:control="control26"/><draw:control draw:style-name="gr5" draw:text-style-name="P13" svg:width="4.315cm" svg:height="0.396cm" svg:x="14.957cm" svg:y="12.368cm" draw:control="control27"/><draw:control draw:style-name="gr5" draw:text-style-name="P13" svg:width="4.315cm" svg:height="0.396cm" svg:x="14.957cm" svg:y="13.892cm" draw:control="control28"/><draw:control draw:style-name="gr5" draw:text-style-name="P13" svg:width="4.315cm" svg:height="0.396cm" svg:x="14.957cm" svg:y="14.642cm" draw:control="control29"/><draw:control draw:style-name="gr5" draw:text-style-name="P13" svg:width="4.315cm" svg:height="0.396cm" svg:x="14.957cm" svg:y="15.391cm" draw:control="control30"/><draw:control draw:style-name="gr5" draw:text-style-name="P13" svg:width="4.315cm" svg:height="0.396cm" svg:x="14.957cm" svg:y="16.141cm" draw:control="control31"/><draw:control draw:style-name="gr5" draw:text-style-name="P13" svg:width="2.271cm" svg:height="0.396cm" svg:x="0.411cm" svg:y="12.368cm" draw:control="control32"/><draw:control draw:style-name="gr5" draw:text-style-name="P13" svg:width="2.73cm" svg:height="0.396cm" svg:x="2.91cm" svg:y="12.368cm" draw:control="control33"/><draw:control draw:style-name="gr5" draw:text-style-name="P13" svg:width="2.786cm" svg:height="0.396cm" svg:x="5.856cm" svg:y="12.368cm" draw:control="control34"/><draw:control draw:style-name="gr5" draw:text-style-name="P13" svg:width="1.853cm" svg:height="0.396cm" svg:x="8.877cm" svg:y="12.368cm" draw:control="control35"/><draw:control draw:style-name="gr5" draw:text-style-name="P13" svg:width="3.774cm" svg:height="0.396cm" svg:x="10.966cm" svg:y="12.368cm" draw:control="control36"/><draw:control draw:style-name="gr5" draw:text-style-name="P13" svg:width="2.271cm" svg:height="0.396cm" svg:x="0.411cm" svg:y="13.146cm" draw:control="control37"/><draw:control draw:style-name="gr5" draw:text-style-name="P13" svg:width="1.692cm" svg:height="0.401cm" svg:x="2.905cm" svg:y="13.146cm" draw:control="control38"/><draw:control draw:style-name="gr5" draw:text-style-name="P13" svg:width="2.304cm" svg:height="0.401cm" svg:x="4.847cm" svg:y="13.146cm" draw:control="control39"/><draw:control draw:style-name="gr5" draw:text-style-name="P13" svg:width="3.301cm" svg:height="0.401cm" svg:x="7.434cm" svg:y="13.146cm" draw:control="control40"/><draw:control draw:style-name="gr5" draw:text-style-name="P13" svg:width="3.793cm" svg:height="0.401cm" svg:x="10.966cm" svg:y="13.146cm" draw:control="control41"/><draw:control draw:style-name="gr5" draw:text-style-name="P13" svg:width="4.315cm" svg:height="0.396cm" svg:x="14.957cm" svg:y="16.908cm" draw:control="control42"/><draw:control draw:style-name="gr5" draw:text-style-name="P19" svg:width="18.864cm" svg:height="0.401cm" svg:x="0.411cm" svg:y="17.655cm" draw:control="control43"/><draw:control draw:style-name="gr5" draw:text-style-name="P15" svg:width="10.891cm" svg:height="1.301cm" svg:x="0.252cm" svg:y="19.591cm" draw:control="control44"/><draw:custom-shape draw:style-name="gr3" draw:text-style-name="P10" svg:width="19.134cm" svg:height="0.75cm" svg:x="0.25cm" svg:y="6.87cm"><text:p><text:span text:style-name="T5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7.172cm" draw:control="control45"/><draw:control draw:name="txtNumeroDocumento" draw:style-name="gr5" draw:text-style-name="P13" svg:width="14.292cm" svg:height="0.396cm" svg:x="0.409cm" svg:y="13.922cm" draw:control="control46"/><draw:control draw:name="txtNumeroDocumento" draw:style-name="gr5" draw:text-style-name="P13" svg:width="14.292cm" svg:height="0.396cm" svg:x="0.409cm" svg:y="14.34cm" draw:control="control47"/><draw:control draw:name="txtNumeroDocumento" draw:style-name="gr5" draw:text-style-name="P13" svg:width="14.292cm" svg:height="0.396cm" svg:x="0.409cm" svg:y="14.758cm" draw:control="control48"/><draw:control draw:name="txtNumeroDocumento" draw:style-name="gr5" draw:text-style-name="P13" svg:width="14.292cm" svg:height="0.396cm" svg:x="0.409cm" svg:y="15.176cm" draw:control="control49"/><draw:control draw:name="txtNumeroDocumento" draw:style-name="gr5" draw:text-style-name="P13" svg:width="14.292cm" svg:height="0.396cm" svg:x="0.409cm" svg:y="15.612cm" draw:control="control50"/><draw:control draw:name="txtNumeroDocumento" draw:style-name="gr5" draw:text-style-name="P13" svg:width="14.292cm" svg:height="0.396cm" svg:x="0.409cm" svg:y="16.03cm" draw:control="control51"/><draw:control draw:name="txtNumeroDocumento" draw:style-name="gr5" draw:text-style-name="P13" svg:width="14.292cm" svg:height="0.396cm" svg:x="0.409cm" svg:y="16.448cm" draw:control="control52"/><draw:control draw:name="txtNumeroDocumento" draw:style-name="gr5" draw:text-style-name="P13" svg:width="14.292cm" svg:height="0.396cm" svg:x="0.409cm" svg:y="16.878cm" draw:control="control53"/><draw:control draw:style-name="gr5" draw:text-style-name="P19" svg:width="18.864cm" svg:height="0.401cm" svg:x="0.411cm" svg:y="18.081cm" draw:control="control54"/><draw:control draw:style-name="gr5" draw:text-style-name="P19" svg:width="18.864cm" svg:height="0.401cm" svg:x="0.411cm" svg:y="18.499cm" draw:control="control55"/></draw:g></text:p>
      <text:p text:style-name="P7"><text:s text:c="4"/></text:p>
      <text:p text:style-name="P6"><text:span text:style-name="T1"><text:s text:c="6"/></text:span><text:span text:style-name="T3">SYSCOB</text:span></text:p>
      <text:p text:style-name="P8"><text:s text:c="9"/>R. <text:span text:style-name="T4">João Antônio da Silva</text:span>, 1940</text:p>
      <text:p text:style-name="P8"><text:s text:c="9"/>Franca - 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9pt" fo:font-weight="bold" officeooo:rsid="0000a981" officeooo:paragraph-rsid="0000a981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fo:font-size="9pt" officeooo:rsid="0000a981" officeooo:paragraph-rsid="0000a981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Arial" fo:font-size="9pt" officeooo:rsid="0000a981" officeooo:paragraph-rsid="0000a981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Instrução de Impressão</text:p>
        <text:p text:style-name="MP2">Imprimir em impressora jato de tinta (ink jet) ou laser em qualidade normal. (Não use modo econômico).</text:p>
        <text:p text:style-name="MP2">Utilize folha A4 (210 x <text:s/>297 mm) ou Carta (216 x 279 mm) – Corte na linha indicada </text:p>
        <text:p text:style-name="MP2"/>
        <text:p text:style-name="MP3">-----------------------------------------------------------------------------------------------------------------------------------------------------------------------------------------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Misael Queiroz</meta:initial-creator>
    <meta:creation-date>2008-01-18T19:37:11</meta:creation-date>
    <dc:date>2016-11-17T00:22:04.773000000</dc:date>
    <meta:editing-cycles>117</meta:editing-cycles>
    <meta:editing-duration>PT8H27M22S</meta:editing-duration>
    <dc:description>http://www.jrimum.org/bopepo</dc:description>
    <dc:subject>Boleto</dc:subject>
    <dc:title>Boleto Jucesp Franca</dc:title>
    <meta:keyword>Boleto</meta:keyword>
    <meta:keyword>Jucesp</meta:keyword>
    <meta:keyword>Franca</meta:keyword>
    <meta:document-statistic meta:table-count="0" meta:image-count="0" meta:object-count="0" meta:page-count="1" meta:paragraph-count="8" meta:word-count="48" meta:character-count="467" meta:non-whitespace-character-count="395"/>
    <meta:user-defined meta:name="Info 1"/>
    <meta:user-defined meta:name="Info 2"/>
    <meta:user-defined meta:name="Info 3"/>
    <meta:user-defined meta:name="Info 4"/>
  </office:meta>
</office:document-meta>
</file>